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A9900000BB000000BB067687AF0.svg"/>
  <manifest:file-entry manifest:media-type="image/png" manifest:full-path="Pictures/100002010000007100000071336628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9cm" svg:stroke-color="#ffff00" draw:marker-start-width="0.438cm" draw:marker-end-width="0.438cm" draw:fill-color="#ffffff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6666ff" draw:marker-start-width="0.358cm" draw:marker-end-width="0.358cm" draw:fill-color="#ffffff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9cm" svg:stroke-color="#66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4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445cm"/>
    </style:style>
    <style:style style:name="gr9" style:family="graphic" style:parent-style-name="standard">
      <style:graphic-properties svg:stroke-width="0.106cm" svg:stroke-color="#3333ff" draw:marker-start-width="0.359cm" draw:marker-end-width="0.359cm" draw:fill-color="#ff6600" draw:opacity="20%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3333ff" draw:marker-start-width="0.359cm" draw:marker-end-width="0.359cm" draw:fill-color="#ffd320" draw:opacity="20%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3333ff" draw:marker-start-width="0.359cm" draw:marker-end-width="0.359cm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3333ff" draw:marker-start-width="0.358cm" draw:marker-end-width="0.358cm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ff" fo:font-size="25pt" fo:font-weight="bold" style:font-size-asian="25pt" style:font-weight-asian="bold" style:font-size-complex="25pt" style:font-weight-complex="bold"/>
    </style:style>
    <style:style style:name="P3" style:family="paragraph">
      <style:text-properties fo:color="#3333ff" fo:font-size="20pt" style:font-size-asian="20pt" style:font-size-complex="20pt"/>
    </style:style>
    <style:style style:name="P4" style:family="paragraph">
      <style:paragraph-properties fo:text-align="center"/>
      <style:text-properties fo:color="#3333ff" fo:font-size="25pt" fo:font-weight="bold" style:font-size-asian="25pt" style:font-weight-asian="bold" style:font-size-complex="25pt" style:font-weight-complex="bold"/>
    </style:style>
    <style:style style:name="T1" style:family="text">
      <style:text-properties fo:color="#6666ff" fo:font-size="25pt" fo:font-weight="bold" style:font-size-asian="25pt" style:font-weight-asian="bold" style:font-size-complex="25pt" style:font-weight-complex="bold"/>
    </style:style>
    <style:style style:name="T2" style:family="text">
      <style:text-properties fo:color="#3333ff" fo:font-size="20pt" style:font-size-asian="20pt" style:font-size-complex="20pt"/>
    </style:style>
    <style:style style:name="T3" style:family="text">
      <style:text-properties fo:color="#3333ff"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16.51cm" svg:height="12.446cm" svg:x="2.751cm" svg:y="3.286cm">
          <text:p/>
        </draw:rect>
        <draw:rect draw:style-name="gr2" draw:text-style-name="P2" draw:layer="layout" svg:width="5.969cm" svg:height="1.651cm" svg:x="4.094cm" svg:y="4.429cm">
          <text:p text:style-name="P1"><text:span text:style-name="T1">File Creator</text:span></text:p>
        </draw:rect>
        <draw:rect draw:style-name="gr2" draw:text-style-name="P2" draw:layer="layout" svg:width="5.969cm" svg:height="1.651cm" svg:x="11.695cm" svg:y="4.43cm">
          <text:p text:style-name="P1"><text:span text:style-name="T1">File Retriever</text:span></text:p>
        </draw:rect>
        <draw:connector draw:style-name="gr3" draw:text-style-name="P1" draw:layer="layout" draw:type="curve" svg:x1="19.261cm" svg:y1="9.509cm" svg:x2="19.261cm" svg:y2="9.509cm" draw:start-shape="id1" draw:end-shape="id1" svg:d="M19261 9509z">
          <text:p/>
        </draw:connector>
        <draw:line draw:style-name="gr4" draw:text-style-name="P1" draw:layer="layout" svg:x1="3.667cm" svg:y1="7.177cm" svg:x2="10.144cm" svg:y2="7.177cm">
          <text:p/>
        </draw:line>
        <draw:line draw:style-name="gr4" draw:text-style-name="P1" draw:layer="layout" svg:x1="11.568cm" svg:y1="7.177cm" svg:x2="18.045cm" svg:y2="7.177cm">
          <text:p/>
        </draw:line>
        <draw:rect draw:style-name="gr2" draw:text-style-name="P2" draw:layer="layout" svg:width="5.969cm" svg:height="1.651cm" svg:x="4.095cm" svg:y="8.23cm">
          <text:p text:style-name="P1"><text:span text:style-name="T1">Write</text:span></text:p>
        </draw:rect>
        <draw:rect draw:style-name="gr2" draw:text-style-name="P2" draw:layer="layout" svg:width="5.969cm" svg:height="1.651cm" svg:x="11.796cm" svg:y="8.231cm">
          <text:p text:style-name="P1"><text:span text:style-name="T1">Read</text:span></text:p>
        </draw:rect>
        <draw:rect draw:style-name="gr2" draw:text-style-name="P2" draw:layer="layout" svg:width="5.969cm" svg:height="1.651cm" svg:x="4.096cm" svg:y="8.231cm">
          <text:p text:style-name="P1"><text:span text:style-name="T1">Write</text:span></text:p>
        </draw:rect>
        <draw:rect draw:style-name="gr2" draw:text-style-name="P2" draw:layer="layout" svg:width="5.969cm" svg:height="1.651cm" svg:x="4.096cm" svg:y="8.231cm">
          <text:p text:style-name="P1"><text:span text:style-name="T1">Write</text:span></text:p>
        </draw:rect>
        <draw:rect draw:style-name="gr2" draw:text-style-name="P2" draw:layer="layout" svg:width="5.969cm" svg:height="1.651cm" svg:x="4.097cm" svg:y="8.232cm">
          <text:p text:style-name="P1"><text:span text:style-name="T1">Write</text:span></text:p>
        </draw:rect>
        <draw:frame draw:style-name="gr5" draw:text-style-name="P1" draw:layer="layout" svg:width="1.848cm" svg:height="1.975cm" svg:x="4.356cm" svg:y="12.078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5" draw:text-style-name="P1" draw:layer="layout" svg:width="1.848cm" svg:height="1.975cm" svg:x="6.056cm" svg:y="12.079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5" draw:text-style-name="P1" draw:layer="layout" svg:width="1.848cm" svg:height="1.975cm" svg:x="7.856cm" svg:y="12.08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line draw:style-name="gr6" draw:text-style-name="P1" draw:layer="layout" svg:x1="6.588cm" svg:y1="10.271cm" svg:x2="5.191cm" svg:y2="11.922cm">
          <text:p/>
        </draw:line>
        <draw:line draw:style-name="gr6" draw:text-style-name="P1" draw:layer="layout" svg:x1="6.942cm" svg:y1="10.271cm" svg:x2="6.942cm" svg:y2="12.049cm">
          <text:p/>
        </draw:line>
        <draw:line draw:style-name="gr6" draw:text-style-name="P1" draw:layer="layout" svg:x1="7.389cm" svg:y1="10.269cm" svg:x2="8.786cm" svg:y2="11.92cm">
          <text:p/>
        </draw:line>
        <draw:frame draw:style-name="gr7" draw:text-style-name="P3" draw:layer="layout" svg:width="2.902cm" svg:height="1.043cm" svg:x="3.032cm" svg:y="10.197cm">
          <draw:text-box>
            <text:p><text:span text:style-name="T2">Encode</text:span></text:p>
          </draw:text-box>
        </draw:frame>
        <draw:frame draw:style-name="gr5" draw:text-style-name="P1" draw:layer="layout" svg:width="1.848cm" svg:height="1.975cm" svg:x="11.856cm" svg:y="12.08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5" draw:text-style-name="P1" draw:layer="layout" svg:width="1.848cm" svg:height="1.975cm" svg:x="13.656cm" svg:y="12.081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5" draw:text-style-name="P1" draw:layer="layout" svg:width="1.848cm" svg:height="1.975cm" svg:x="15.456cm" svg:y="12.082cm">
          <draw:image xlink:href="Pictures/10000201000000710000007133662800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line draw:style-name="gr6" draw:text-style-name="P1" draw:layer="layout" svg:x1="14.542cm" svg:y1="12.049cm" svg:x2="14.542cm" svg:y2="10.271cm">
          <text:p/>
        </draw:line>
        <draw:line draw:style-name="gr6" draw:text-style-name="P1" draw:layer="layout" svg:x1="16.383cm" svg:y1="11.917cm" svg:x2="14.986cm" svg:y2="10.266cm">
          <text:p/>
        </draw:line>
        <draw:line draw:style-name="gr6" draw:text-style-name="P1" draw:layer="layout" svg:x1="12.684cm" svg:y1="11.916cm" svg:x2="14.081cm" svg:y2="10.265cm">
          <text:p/>
        </draw:line>
        <draw:frame draw:style-name="gr8" draw:text-style-name="P3" draw:layer="layout" svg:width="2.945cm" svg:height="1.043cm" svg:x="16.032cm" svg:y="10.198cm">
          <draw:text-box>
            <text:p><text:span text:style-name="T2">Decode</text:span></text:p>
          </draw:text-box>
        </draw:frame>
        <draw:rect draw:style-name="gr9" draw:text-style-name="P4" draw:layer="layout" svg:width="15.24cm" svg:height="1.651cm" svg:x="3.54cm" svg:y="16.494cm">
          <text:p text:style-name="P1"><text:span text:style-name="T3">Resilient Socket</text:span></text:p>
        </draw:rect>
        <draw:rect draw:style-name="gr10" draw:text-style-name="P4" draw:layer="layout" svg:width="15.24cm" svg:height="1.651cm" svg:x="3.54cm" svg:y="18.595cm">
          <text:p text:style-name="P1"><text:span text:style-name="T3">Mobile Ad-Hoc Network</text:span></text:p>
        </draw:rect>
        <draw:custom-shape draw:style-name="gr11" draw:text-style-name="P1" draw:layer="layout" svg:width="1.524cm" svg:height="1.778cm" svg:x="6.234cm" svg:y="14.3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-1.524cm" svg:height="-1.652cm" svg:x="15.359cm" svg:y="16.1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27T11:38:12.96</meta:creation-date>
    <meta:editing-duration>PT2M46S</meta:editing-duration>
    <meta:editing-cycles>3</meta:editing-cycles>
    <meta:generator>OpenOffice/4.1.7$Win32 OpenOffice.org_project/417m1$Build-9800</meta:generator>
    <meta:initial-creator>Mohammad Sagor</meta:initial-creator>
    <dc:date>2020-06-22T04:28:04.87</dc:date>
    <dc:creator>Mohammad Sagor</dc:creator>
    <meta:document-statistic meta:object-count="29"/>
  </office:meta>
</office:document-meta>
</file>